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13cm"/>
    </style:style>
    <style:style style:name="co2" style:family="table-column">
      <style:table-column-properties fo:break-before="auto" style:column-width="2.427cm"/>
    </style:style>
    <style:style style:name="co3" style:family="table-column">
      <style:table-column-properties fo:break-before="auto" style:column-width="2.321cm"/>
    </style:style>
    <style:style style:name="co4" style:family="table-column">
      <style:table-column-properties fo:break-before="auto" style:column-width="0.474cm"/>
    </style:style>
    <style:style style:name="co5" style:family="table-column">
      <style:table-column-properties fo:break-before="auto" style:column-width="3.404cm"/>
    </style:style>
    <style:style style:name="co6" style:family="table-column">
      <style:table-column-properties fo:break-before="auto" style:column-width="2.852cm"/>
    </style:style>
    <style:style style:name="co7" style:family="table-column">
      <style:table-column-properties fo:break-before="auto" style:column-width="2.895cm"/>
    </style:style>
    <style:style style:name="co8" style:family="table-column">
      <style:table-column-properties fo:break-before="auto" style:column-width="1.642cm"/>
    </style:style>
    <style:style style:name="co9" style:family="table-column">
      <style:table-column-properties fo:break-before="auto" style:column-width="2.004cm"/>
    </style:style>
    <style:style style:name="co10" style:family="table-column">
      <style:table-column-properties fo:break-before="auto" style:column-width="0.665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014cm"/>
    </style:style>
    <style:style style:name="co13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4"/>
    <style:style style:name="ce2" style:family="table-cell" style:parent-style-name="Pivot_20_Table_20_Field" style:data-style-name="N100">
      <style:table-cell-properties fo:border-bottom="0.99pt solid #000000" fo:background-color="#cccccc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ackground-color="#cccccc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ackground-color="#cccccc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2.01pt solid #000000" fo:background-color="#cccccc" fo:border-left="2.01pt solid #000000" fo:border-right="0.99pt solid #000000" fo:border-top="none"/>
    </style:style>
    <style:style style:name="ce6" style:family="table-cell" style:parent-style-name="Default">
      <style:table-cell-properties fo:border-bottom="0.74pt solid #000000" fo:background-color="#dddddd" fo:border-left="0.74pt solid #000000" fo:border-right="none" fo:border-top="0.74pt solid #000000"/>
    </style:style>
    <style:style style:name="ce38" style:family="table-cell" style:parent-style-name="Default">
      <style:table-cell-properties fo:border-bottom="none" fo:background-color="#eeeeee" fo:border-left="0.74pt solid #000000" fo:border-right="none" fo:border-top="0.74pt solid #000000"/>
    </style:style>
    <style:style style:name="ce8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9" style:family="table-cell" style:parent-style-name="Default">
      <style:table-cell-properties fo:border-bottom="0.74pt solid #000000" fo:background-color="#eeeeee" fo:border-left="0.74pt solid #000000" fo:border-right="none" fo:border-top="none"/>
    </style:style>
    <style:style style:name="ce10" style:family="table-cell" style:parent-style-name="Pivot_20_Table_20_Category" style:data-style-name="N0">
      <style:table-cell-properties fo:background-color="#cccccc" fo:border="0.74pt solid #000000"/>
    </style:style>
    <style:style style:name="ce11" style:family="table-cell" style:parent-style-name="Pivot_20_Table_20_Value" style:data-style-name="N2">
      <style:table-cell-properties fo:border-bottom="none" fo:background-color="#eeeeee" fo:border-left="0.99pt solid #000000" fo:border-right="none" fo:border-top="0.99pt solid #000000"/>
    </style:style>
    <style:style style:name="ce12" style:family="table-cell" style:parent-style-name="Pivot_20_Table_20_Value" style:data-style-name="N2">
      <style:table-cell-properties fo:border-bottom="none" fo:background-color="#eeeeee" fo:border-left="0.99pt solid #000000" fo:border-right="none" fo:border-top="none"/>
    </style:style>
    <style:style style:name="ce13" style:family="table-cell" style:parent-style-name="Pivot_20_Table_20_Value" style:data-style-name="N2">
      <style:table-cell-properties fo:border-bottom="2.01pt solid #000000" fo:background-color="#eeeeee" fo:border-left="0.99pt solid #000000" fo:border-right="none" fo:border-top="none"/>
    </style:style>
    <style:style style:name="ce14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46" style:family="table-cell" style:parent-style-name="Default">
      <style:table-cell-properties fo:border-bottom="none" fo:background-color="#eeeeee" fo:border-left="none" fo:border-right="none" fo:border-top="0.74pt solid #000000"/>
    </style:style>
    <style:style style:name="ce16" style:family="table-cell" style:parent-style-name="Default">
      <style:table-cell-properties fo:background-color="#eeeeee"/>
    </style:style>
    <style:style style:name="ce17" style:family="table-cell" style:parent-style-name="Default">
      <style:table-cell-properties fo:background-color="#eeeeee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end" fo:margin-left="0cm"/>
    </style:style>
    <style:style style:name="ce19" style:family="table-cell" style:parent-style-name="Pivot_20_Table_20_Value" style:data-style-name="N2">
      <style:table-cell-properties fo:border-bottom="none" fo:background-color="#eeeeee" fo:border-left="none" fo:border-right="none" fo:border-top="0.99pt solid #000000"/>
    </style:style>
    <style:style style:name="ce20" style:family="table-cell" style:parent-style-name="Pivot_20_Table_20_Value" style:data-style-name="N2">
      <style:table-cell-properties fo:background-color="#eeeeee"/>
    </style:style>
    <style:style style:name="ce21" style:family="table-cell" style:parent-style-name="Pivot_20_Table_20_Value" style:data-style-name="N2">
      <style:table-cell-properties fo:border-bottom="2.01pt solid #000000" fo:background-color="#eeeeee" fo:border-left="none" fo:border-right="none" fo:border-top="none"/>
    </style:style>
    <style:style style:name="ce22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54" style:family="table-cell" style:parent-style-name="Default" style:data-style-name="N2">
      <style:table-cell-properties fo:border-bottom="none" fo:background-color="#eeeeee" fo:border-left="none" fo:border-right="0.74pt solid #000000" fo:border-top="0.74pt solid #000000"/>
    </style:style>
    <style:style style:name="ce24" style:family="table-cell" style:parent-style-name="Default" style:data-style-name="N2">
      <style:table-cell-properties fo:border-bottom="none" fo:background-color="#eeeeee" fo:border-left="none" fo:border-right="0.74pt solid #000000" fo:border-top="none"/>
    </style:style>
    <style:style style:name="ce25" style:family="table-cell" style:parent-style-name="Default" style:data-style-name="N2">
      <style:table-cell-properties fo:border-bottom="0.74pt solid #000000" fo:background-color="#eeeeee" fo:border-left="none" fo:border-right="0.74pt solid #000000" fo:border-top="none"/>
    </style:style>
    <style:style style:name="ce26" style:family="table-cell" style:parent-style-name="Pivot_20_Table_20_Value" style:data-style-name="N2">
      <style:table-cell-properties fo:border-bottom="none" fo:background-color="#eeeeee" fo:border-left="none" fo:border-right="2.01pt solid #000000" fo:border-top="0.99pt solid #000000"/>
    </style:style>
    <style:style style:name="ce27" style:family="table-cell" style:parent-style-name="Pivot_20_Table_20_Value" style:data-style-name="N2">
      <style:table-cell-properties fo:border-bottom="none" fo:background-color="#eeeeee" fo:border-left="none" fo:border-right="2.01pt solid #000000" fo:border-top="none"/>
    </style:style>
    <style:style style:name="ce28" style:family="table-cell" style:parent-style-name="Pivot_20_Table_20_Value" style:data-style-name="N2">
      <style:table-cell-properties fo:border-bottom="2.01pt solid #000000" fo:background-color="#eeeeee" fo:border-left="none" fo:border-right="2.01pt solid #000000" fo:border-top="none"/>
    </style:style>
    <style:style style:name="ce29" style:family="table-cell" style:parent-style-name="Pivot_20_Table_20_Value" style:data-style-name="N2">
      <style:table-cell-properties fo:border-bottom="none" fo:background-color="#eeeeee" style:text-align-source="fix" style:repeat-content="false" fo:border-left="none" fo:border-right="none" fo:border-top="0.99pt solid #000000"/>
      <style:paragraph-properties fo:text-align="center" fo:margin-left="0cm"/>
    </style:style>
    <style:style style:name="ce30" style:family="table-cell" style:parent-style-name="Pivot_20_Table_20_Value" style:data-style-name="N2">
      <style:table-cell-properties fo:background-color="#eeeeee" style:text-align-source="fix" style:repeat-content="false"/>
      <style:paragraph-properties fo:text-align="center" fo:margin-left="0cm"/>
    </style:style>
    <style:style style:name="ce31" style:family="table-cell" style:parent-style-name="Pivot_20_Table_20_Value" style:data-style-name="N2">
      <style:table-cell-properties fo:border-bottom="2.01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_FN_64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row table:style-name="ro1">
          <table:table-cell table:number-columns-repeated="12"/>
          <table:table-cell office:value-type="string" calcext:value-type="string">
            <text:p>Medias</text:p>
          </table:table-cell>
        </table:table-row>
        <table:table-row table:style-name="ro1">
          <table:table-cell office:value-type="string" calcext:value-type="string">
            <text:p>Alg_1_144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2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13" calcext:value-type="float">
            <text:p>101,1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1" calcext:value-type="float">
            <text:p>89,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77" calcext:value-type="float">
            <text:p>95,7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98" calcext:value-type="float">
            <text:p>93,9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62" calcext:value-type="float">
            <text:p>94,6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04" calcext:value-type="float">
            <text:p>94,0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01" calcext:value-type="float">
            <text:p>95,0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17" calcext:value-type="float">
            <text:p>95,1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06" calcext:value-type="float">
            <text:p>95,0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17" calcext:value-type="float">
            <text:p>96,1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41" calcext:value-type="float">
            <text:p>95,4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54" calcext:value-type="float">
            <text:p>95,5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2:.J35])" office:value-type="float" office:value="95.0833333333333" calcext:value-type="float">
            <text:p>95,08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32" calcext:value-type="float">
            <text:p>96,3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87" calcext:value-type="float">
            <text:p>94,8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74" calcext:value-type="float">
            <text:p>96,7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15" calcext:value-type="float">
            <text:p>95,1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36" calcext:value-type="float">
            <text:p>95,3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92" calcext:value-type="float">
            <text:p>94,9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7" calcext:value-type="float">
            <text:p>94,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68" calcext:value-type="float">
            <text:p>94,6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72" calcext:value-type="float">
            <text:p>94,7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79" calcext:value-type="float">
            <text:p>94,7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11" calcext:value-type="float">
            <text:p>105,1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83" calcext:value-type="float">
            <text:p>95,8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38:.J71])" office:value-type="float" office:value="96.0991666666667" calcext:value-type="float">
            <text:p>96,10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11" calcext:value-type="float">
            <text:p>99,1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98" calcext:value-type="float">
            <text:p>97,9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72" calcext:value-type="float">
            <text:p>97,7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07" calcext:value-type="float">
            <text:p>97,0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95" calcext:value-type="float">
            <text:p>97,9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09" calcext:value-type="float">
            <text:p>98,0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93" calcext:value-type="float">
            <text:p>98,9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66" calcext:value-type="float">
            <text:p>97,6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91" calcext:value-type="float">
            <text:p>96,9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7" calcext:value-type="float">
            <text:p>97,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87" calcext:value-type="float">
            <text:p>96,8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34" calcext:value-type="float">
            <text:p>97,3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74:.J107])" office:value-type="float" office:value="97.7775" calcext:value-type="float">
            <text:p>97,78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59" calcext:value-type="float">
            <text:p>101,5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63" calcext:value-type="float">
            <text:p>102,6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3" calcext:value-type="float">
            <text:p>101,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58" calcext:value-type="float">
            <text:p>99,5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84" calcext:value-type="float">
            <text:p>100,8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69" calcext:value-type="float">
            <text:p>102,6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61" calcext:value-type="float">
            <text:p>101,6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15" calcext:value-type="float">
            <text:p>101,1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99" calcext:value-type="float">
            <text:p>101,9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59" calcext:value-type="float">
            <text:p>101,5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66" calcext:value-type="float">
            <text:p>101,6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55" calcext:value-type="float">
            <text:p>101,5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110:.J143])" office:value-type="float" office:value="101.515" calcext:value-type="float">
            <text:p>101,52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06" calcext:value-type="float">
            <text:p>89,0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.57" calcext:value-type="float">
            <text:p>86,5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.56" calcext:value-type="float">
            <text:p>86,5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.92" calcext:value-type="float">
            <text:p>87,9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2" calcext:value-type="float">
            <text:p>88,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.06" calcext:value-type="float">
            <text:p>87,0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.85" calcext:value-type="float">
            <text:p>86,8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18" calcext:value-type="float">
            <text:p>88,1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.27" calcext:value-type="float">
            <text:p>86,2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.89" calcext:value-type="float">
            <text:p>87,8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.02" calcext:value-type="float">
            <text:p>87,0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.56" calcext:value-type="float">
            <text:p>86,5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146:.J179])" office:value-type="float" office:value="87.345" calcext:value-type="float">
            <text:p>87,35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.5" calcext:value-type="float">
            <text:p>87,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35" calcext:value-type="float">
            <text:p>88,3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.25" calcext:value-type="float">
            <text:p>86,2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.86" calcext:value-type="float">
            <text:p>87,8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.9" calcext:value-type="float">
            <text:p>87,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.28" calcext:value-type="float">
            <text:p>87,2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78" calcext:value-type="float">
            <text:p>89,7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.97" calcext:value-type="float">
            <text:p>87,9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45" calcext:value-type="float">
            <text:p>88,4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.58" calcext:value-type="float">
            <text:p>87,5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44" calcext:value-type="float">
            <text:p>88,4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29" calcext:value-type="float">
            <text:p>88,2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182:.J215])" office:value-type="float" office:value="87.9708333333334" calcext:value-type="float">
            <text:p>87,97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67" calcext:value-type="float">
            <text:p>88,6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04" calcext:value-type="float">
            <text:p>89,0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46" calcext:value-type="float">
            <text:p>89,4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28" calcext:value-type="float">
            <text:p>88,2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27" calcext:value-type="float">
            <text:p>89,2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73" calcext:value-type="float">
            <text:p>89,7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45" calcext:value-type="float">
            <text:p>88,4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75" calcext:value-type="float">
            <text:p>89,7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95" calcext:value-type="float">
            <text:p>88,9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32" calcext:value-type="float">
            <text:p>88,3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61" calcext:value-type="float">
            <text:p>88,6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12" calcext:value-type="float">
            <text:p>90,1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218:.J251])" office:value-type="float" office:value="89.0541666666667" calcext:value-type="float">
            <text:p>89,05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.57" calcext:value-type="float">
            <text:p>92,5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.98" calcext:value-type="float">
            <text:p>92,9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.41" calcext:value-type="float">
            <text:p>92,4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.73" calcext:value-type="float">
            <text:p>91,7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98" calcext:value-type="float">
            <text:p>90,9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.62" calcext:value-type="float">
            <text:p>91,6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.61" calcext:value-type="float">
            <text:p>91,6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.02" calcext:value-type="float">
            <text:p>92,0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.33" calcext:value-type="float">
            <text:p>91,3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.92" calcext:value-type="float">
            <text:p>91,9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.31" calcext:value-type="float">
            <text:p>92,3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.9" calcext:value-type="float">
            <text:p>92,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254:.J287])" office:value-type="float" office:value="92.0316666666667" calcext:value-type="float">
            <text:p>92,03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1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1.52" calcext:value-type="float">
            <text:p>81,5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9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9.76" calcext:value-type="float">
            <text:p>79,7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9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9.74" calcext:value-type="float">
            <text:p>79,7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9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9.9" calcext:value-type="float">
            <text:p>79,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9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9.97" calcext:value-type="float">
            <text:p>79,9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0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0.25" calcext:value-type="float">
            <text:p>80,2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0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0.78" calcext:value-type="float">
            <text:p>80,7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9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9.09" calcext:value-type="float">
            <text:p>79,0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0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0.3" calcext:value-type="float">
            <text:p>80,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9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9.9" calcext:value-type="float">
            <text:p>79,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0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0.54" calcext:value-type="float">
            <text:p>80,5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1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1.44" calcext:value-type="float">
            <text:p>81,4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290:.J323])" office:value-type="float" office:value="80.2658333333333" calcext:value-type="float">
            <text:p>80,27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0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0.16" calcext:value-type="float">
            <text:p>80,1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0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0.59" calcext:value-type="float">
            <text:p>80,5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0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0.79" calcext:value-type="float">
            <text:p>80,7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1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1.02" calcext:value-type="float">
            <text:p>81,0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1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1.63" calcext:value-type="float">
            <text:p>81,6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0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0.88" calcext:value-type="float">
            <text:p>80,8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0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0.05" calcext:value-type="float">
            <text:p>80,0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0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0.01" calcext:value-type="float">
            <text:p>80,0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0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0.71" calcext:value-type="float">
            <text:p>80,7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0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0.18" calcext:value-type="float">
            <text:p>80,1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0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0.39" calcext:value-type="float">
            <text:p>80,3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0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0.53" calcext:value-type="float">
            <text:p>80,5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326:.J359])" office:value-type="float" office:value="80.5783333333333" calcext:value-type="float">
            <text:p>80,58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0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0.74" calcext:value-type="float">
            <text:p>80,7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1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1.96" calcext:value-type="float">
            <text:p>81,9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1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1.6" calcext:value-type="float">
            <text:p>81,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0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0.8" calcext:value-type="float">
            <text:p>80,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1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1.22" calcext:value-type="float">
            <text:p>81,2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1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1.85" calcext:value-type="float">
            <text:p>81,8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1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1.26" calcext:value-type="float">
            <text:p>81,2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2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2.05" calcext:value-type="float">
            <text:p>82,0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1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1.18" calcext:value-type="float">
            <text:p>81,1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0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0.51" calcext:value-type="float">
            <text:p>80,5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1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1.32" calcext:value-type="float">
            <text:p>81,3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0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0.87" calcext:value-type="float">
            <text:p>80,8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362:.J395])" office:value-type="float" office:value="81.28" calcext:value-type="float">
            <text:p>81,28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3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3.66" calcext:value-type="float">
            <text:p>83,6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4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4.23" calcext:value-type="float">
            <text:p>84,2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2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2.9" calcext:value-type="float">
            <text:p>82,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2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2.48" calcext:value-type="float">
            <text:p>82,4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4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4.25" calcext:value-type="float">
            <text:p>84,2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3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3.11" calcext:value-type="float">
            <text:p>83,1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3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3.76" calcext:value-type="float">
            <text:p>83,7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2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2.11" calcext:value-type="float">
            <text:p>82,1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3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3.77" calcext:value-type="float">
            <text:p>83,7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2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2.9" calcext:value-type="float">
            <text:p>82,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4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4.64" calcext:value-type="float">
            <text:p>84,6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4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4.09" calcext:value-type="float">
            <text:p>84,0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398:.J431])" office:value-type="float" office:value="83.4916666666667" calcext:value-type="float">
            <text:p>83,49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93" calcext:value-type="float">
            <text:p>74,9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05" calcext:value-type="float">
            <text:p>74,0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5" calcext:value-type="float">
            <text:p>73,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42" calcext:value-type="float">
            <text:p>74,4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05" calcext:value-type="float">
            <text:p>74,0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53" calcext:value-type="float">
            <text:p>74,5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33" calcext:value-type="float">
            <text:p>74,3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69" calcext:value-type="float">
            <text:p>73,6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76" calcext:value-type="float">
            <text:p>74,7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07" calcext:value-type="float">
            <text:p>74,0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64" calcext:value-type="float">
            <text:p>74,6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42" calcext:value-type="float">
            <text:p>74,4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434:.J467])" office:value-type="float" office:value="74.2825" calcext:value-type="float">
            <text:p>74,28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9" calcext:value-type="float">
            <text:p>74,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41" calcext:value-type="float">
            <text:p>74,4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47" calcext:value-type="float">
            <text:p>74,4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96" calcext:value-type="float">
            <text:p>73,9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35" calcext:value-type="float">
            <text:p>74,3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53" calcext:value-type="float">
            <text:p>74,5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35" calcext:value-type="float">
            <text:p>74,3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31" calcext:value-type="float">
            <text:p>74,3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67" calcext:value-type="float">
            <text:p>74,6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64" calcext:value-type="float">
            <text:p>74,6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05" calcext:value-type="float">
            <text:p>74,0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21" calcext:value-type="float">
            <text:p>74,2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470:.J503])" office:value-type="float" office:value="74.4041666666667" calcext:value-type="float">
            <text:p>74,40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41" calcext:value-type="float">
            <text:p>74,4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61" calcext:value-type="float">
            <text:p>74,6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84" calcext:value-type="float">
            <text:p>73,8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19" calcext:value-type="float">
            <text:p>74,1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69" calcext:value-type="float">
            <text:p>74,6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91" calcext:value-type="float">
            <text:p>74,9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44" calcext:value-type="float">
            <text:p>74,4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18" calcext:value-type="float">
            <text:p>74,1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53" calcext:value-type="float">
            <text:p>74,5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55" calcext:value-type="float">
            <text:p>73,5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5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5.03" calcext:value-type="float">
            <text:p>75,0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16" calcext:value-type="float">
            <text:p>74,1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506:.J539])" office:value-type="float" office:value="74.3783333333333" calcext:value-type="float">
            <text:p>74,38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5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5.63" calcext:value-type="float">
            <text:p>75,6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5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5.59" calcext:value-type="float">
            <text:p>75,5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5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5.26" calcext:value-type="float">
            <text:p>75,2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97" calcext:value-type="float">
            <text:p>74,9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5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5.16" calcext:value-type="float">
            <text:p>75,1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5" calcext:value-type="float">
            <text:p>74,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6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6.03" calcext:value-type="float">
            <text:p>76,0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5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5.74" calcext:value-type="float">
            <text:p>75,7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5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5.54" calcext:value-type="float">
            <text:p>75,5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5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5.01" calcext:value-type="float">
            <text:p>75,0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5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5.05" calcext:value-type="float">
            <text:p>75,0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87" calcext:value-type="float">
            <text:p>74,8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542:.J575])" office:value-type="float" office:value="75.2791666666667" calcext:value-type="float">
            <text:p>75,28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8" calcext:value-type="float">
            <text:p>69,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48" calcext:value-type="float">
            <text:p>69,4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44" calcext:value-type="float">
            <text:p>69,4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2" calcext:value-type="float">
            <text:p>69,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57" calcext:value-type="float">
            <text:p>69,5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75" calcext:value-type="float">
            <text:p>69,7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87" calcext:value-type="float">
            <text:p>69,8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61" calcext:value-type="float">
            <text:p>69,6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02" calcext:value-type="float">
            <text:p>69,0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46" calcext:value-type="float">
            <text:p>69,4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0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0.2" calcext:value-type="float">
            <text:p>70,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36" calcext:value-type="float">
            <text:p>69,3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578:.J611])" office:value-type="float" office:value="69.5633333333333" calcext:value-type="float">
            <text:p>69,56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5" calcext:value-type="float">
            <text:p>69,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29" calcext:value-type="float">
            <text:p>69,2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79" calcext:value-type="float">
            <text:p>69,7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32" calcext:value-type="float">
            <text:p>69,3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54" calcext:value-type="float">
            <text:p>69,5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56" calcext:value-type="float">
            <text:p>69,5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0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0.4" calcext:value-type="float">
            <text:p>70,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39" calcext:value-type="float">
            <text:p>69,3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55" calcext:value-type="float">
            <text:p>69,5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62" calcext:value-type="float">
            <text:p>69,6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69" calcext:value-type="float">
            <text:p>69,6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614:.J647])" office:value-type="float" office:value="69.5791666666667" calcext:value-type="float">
            <text:p>69,58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57" calcext:value-type="float">
            <text:p>69,5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63" calcext:value-type="float">
            <text:p>69,6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0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0.05" calcext:value-type="float">
            <text:p>70,0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32" calcext:value-type="float">
            <text:p>69,3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89" calcext:value-type="float">
            <text:p>69,8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55" calcext:value-type="float">
            <text:p>69,5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58" calcext:value-type="float">
            <text:p>69,5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04" calcext:value-type="float">
            <text:p>69,0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05" calcext:value-type="float">
            <text:p>69,0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38" calcext:value-type="float">
            <text:p>69,3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8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8.86" calcext:value-type="float">
            <text:p>68,8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54" calcext:value-type="float">
            <text:p>69,5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650:.J683])" office:value-type="float" office:value="69.455" calcext:value-type="float">
            <text:p>69,46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0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0.55" calcext:value-type="float">
            <text:p>70,5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0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0.14" calcext:value-type="float">
            <text:p>70,1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89" calcext:value-type="float">
            <text:p>69,8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0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0.3" calcext:value-type="float">
            <text:p>70,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52" calcext:value-type="float">
            <text:p>69,5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93" calcext:value-type="float">
            <text:p>69,9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0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0.05" calcext:value-type="float">
            <text:p>70,0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0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0.71" calcext:value-type="float">
            <text:p>70,7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0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0.84" calcext:value-type="float">
            <text:p>70,8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0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0.1" calcext:value-type="float">
            <text:p>70,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0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0.07" calcext:value-type="float">
            <text:p>70,0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8" calcext:value-type="float">
            <text:p>69,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686:.J719])" office:value-type="float" office:value="70.1583333333333" calcext:value-type="float">
            <text:p>70,16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95" calcext:value-type="float">
            <text:p>65,9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84" calcext:value-type="float">
            <text:p>64,8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39" calcext:value-type="float">
            <text:p>65,3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59" calcext:value-type="float">
            <text:p>65,5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59" calcext:value-type="float">
            <text:p>65,5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88" calcext:value-type="float">
            <text:p>65,8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54" calcext:value-type="float">
            <text:p>65,5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37" calcext:value-type="float">
            <text:p>65,3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33" calcext:value-type="float">
            <text:p>65,3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92" calcext:value-type="float">
            <text:p>65,9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94" calcext:value-type="float">
            <text:p>65,9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54" calcext:value-type="float">
            <text:p>65,5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722:.J755])" office:value-type="float" office:value="65.5733333333333" calcext:value-type="float">
            <text:p>65,57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36" calcext:value-type="float">
            <text:p>65,3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7" calcext:value-type="float">
            <text:p>65,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7" calcext:value-type="float">
            <text:p>65,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48" calcext:value-type="float">
            <text:p>65,4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82" calcext:value-type="float">
            <text:p>65,8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47" calcext:value-type="float">
            <text:p>65,4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57" calcext:value-type="float">
            <text:p>65,5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54" calcext:value-type="float">
            <text:p>65,5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36" calcext:value-type="float">
            <text:p>65,3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49" calcext:value-type="float">
            <text:p>65,4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48" calcext:value-type="float">
            <text:p>65,4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33" calcext:value-type="float">
            <text:p>65,3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758:.J791])" office:value-type="float" office:value="65.525" calcext:value-type="float">
            <text:p>65,53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25" calcext:value-type="float">
            <text:p>65,2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76" calcext:value-type="float">
            <text:p>65,7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25" calcext:value-type="float">
            <text:p>65,2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4" calcext:value-type="float">
            <text:p>65,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26" calcext:value-type="float">
            <text:p>65,2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55" calcext:value-type="float">
            <text:p>65,5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22" calcext:value-type="float">
            <text:p>65,2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6" calcext:value-type="float">
            <text:p>65,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47" calcext:value-type="float">
            <text:p>65,4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67" calcext:value-type="float">
            <text:p>65,6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19" calcext:value-type="float">
            <text:p>65,1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05" calcext:value-type="float">
            <text:p>65,0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794:.J827])" office:value-type="float" office:value="65.3891666666667" calcext:value-type="float">
            <text:p>65,39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52" calcext:value-type="float">
            <text:p>65,5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63" calcext:value-type="float">
            <text:p>65,6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49" calcext:value-type="float">
            <text:p>65,4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69" calcext:value-type="float">
            <text:p>65,6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78" calcext:value-type="float">
            <text:p>65,7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59" calcext:value-type="float">
            <text:p>65,5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6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6.05" calcext:value-type="float">
            <text:p>66,0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66" calcext:value-type="float">
            <text:p>65,6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61" calcext:value-type="float">
            <text:p>65,6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45" calcext:value-type="float">
            <text:p>65,4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61" calcext:value-type="float">
            <text:p>65,6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.66" calcext:value-type="float">
            <text:p>65,6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830:.J863])" office:value-type="float" office:value="65.645" calcext:value-type="float">
            <text:p>65,65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84" calcext:value-type="float">
            <text:p>63,8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22" calcext:value-type="float">
            <text:p>64,2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42" calcext:value-type="float">
            <text:p>63,4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95" calcext:value-type="float">
            <text:p>63,9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34" calcext:value-type="float">
            <text:p>64,3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64" calcext:value-type="float">
            <text:p>63,6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5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35" calcext:value-type="float">
            <text:p>63,3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05" calcext:value-type="float">
            <text:p>64,0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68" calcext:value-type="float">
            <text:p>63,6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7" calcext:value-type="float">
            <text:p>63,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48" calcext:value-type="float">
            <text:p>64,4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73" calcext:value-type="float">
            <text:p>63,7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866:.J899])" office:value-type="float" office:value="63.8666666666667" calcext:value-type="float">
            <text:p>63,87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8" calcext:value-type="float">
            <text:p>63,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5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32" calcext:value-type="float">
            <text:p>64,3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73" calcext:value-type="float">
            <text:p>63,7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99" calcext:value-type="float">
            <text:p>63,9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25" calcext:value-type="float">
            <text:p>64,2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87" calcext:value-type="float">
            <text:p>63,8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87" calcext:value-type="float">
            <text:p>63,8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37" calcext:value-type="float">
            <text:p>64,3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86" calcext:value-type="float">
            <text:p>63,8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99" calcext:value-type="float">
            <text:p>63,9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81" calcext:value-type="float">
            <text:p>63,8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58" calcext:value-type="float">
            <text:p>63,5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902:.J935])" office:value-type="float" office:value="63.9533333333333" calcext:value-type="float">
            <text:p>63,95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15" calcext:value-type="float">
            <text:p>64,1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82" calcext:value-type="float">
            <text:p>63,8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5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69" calcext:value-type="float">
            <text:p>63,6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5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91" calcext:value-type="float">
            <text:p>63,9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11" calcext:value-type="float">
            <text:p>64,1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64" calcext:value-type="float">
            <text:p>63,6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24" calcext:value-type="float">
            <text:p>64,2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88" calcext:value-type="float">
            <text:p>63,8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92" calcext:value-type="float">
            <text:p>63,9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09" calcext:value-type="float">
            <text:p>64,0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5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45" calcext:value-type="float">
            <text:p>63,4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938:.J971])" office:value-type="float" office:value="63.9083333333333" calcext:value-type="float">
            <text:p>63,91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78" calcext:value-type="float">
            <text:p>63,7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47" calcext:value-type="float">
            <text:p>64,4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67" calcext:value-type="float">
            <text:p>63,6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8" calcext:value-type="float">
            <text:p>63,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03" calcext:value-type="float">
            <text:p>64,0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6" calcext:value-type="float">
            <text:p>63,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63" calcext:value-type="float">
            <text:p>63,6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96" calcext:value-type="float">
            <text:p>63,9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85" calcext:value-type="float">
            <text:p>63,8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78" calcext:value-type="float">
            <text:p>63,7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55" calcext:value-type="float">
            <text:p>64,5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58" calcext:value-type="float">
            <text:p>63,5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974:.J1007])" office:value-type="float" office:value="63.8916666666667" calcext:value-type="float">
            <text:p>63,89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49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49.73" calcext:value-type="float">
            <text:p>1249,7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52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52.81" calcext:value-type="float">
            <text:p>1252,8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53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53.99" calcext:value-type="float">
            <text:p>1253,9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52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52.57" calcext:value-type="float">
            <text:p>1252,5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51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51.32" calcext:value-type="float">
            <text:p>1251,3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49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49.51" calcext:value-type="float">
            <text:p>1249,5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56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56.55" calcext:value-type="float">
            <text:p>1256,5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53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53.4" calcext:value-type="float">
            <text:p>1253,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51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51.61" calcext:value-type="float">
            <text:p>1251,6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52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52.54" calcext:value-type="float">
            <text:p>1252,5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50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50.87" calcext:value-type="float">
            <text:p>1250,8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56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56.97" calcext:value-type="float">
            <text:p>1256,9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1010:.J1043])" office:value-type="float" office:value="1252.65583333333" calcext:value-type="float">
            <text:p>1.252,66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3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3.09" calcext:value-type="float">
            <text:p>903,0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1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1.83" calcext:value-type="float">
            <text:p>901,8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1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1.67" calcext:value-type="float">
            <text:p>901,6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9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9.77" calcext:value-type="float">
            <text:p>899,7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1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1.29" calcext:value-type="float">
            <text:p>901,2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0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0.31" calcext:value-type="float">
            <text:p>900,3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7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7.67" calcext:value-type="float">
            <text:p>897,6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8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8.28" calcext:value-type="float">
            <text:p>898,2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0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0.54" calcext:value-type="float">
            <text:p>900,5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1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1.03" calcext:value-type="float">
            <text:p>901,0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0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0.45" calcext:value-type="float">
            <text:p>900,4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9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9.63" calcext:value-type="float">
            <text:p>899,6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1046:.J1079])" office:value-type="float" office:value="900.463333333333" calcext:value-type="float">
            <text:p>900,46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10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10.12" calcext:value-type="float">
            <text:p>610,1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11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11.14" calcext:value-type="float">
            <text:p>611,1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07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07.94" calcext:value-type="float">
            <text:p>607,9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09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09.93" calcext:value-type="float">
            <text:p>609,9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12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12.25" calcext:value-type="float">
            <text:p>612,2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11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11.38" calcext:value-type="float">
            <text:p>611,3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11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11.15" calcext:value-type="float">
            <text:p>611,1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10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10.59" calcext:value-type="float">
            <text:p>610,5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10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10.68" calcext:value-type="float">
            <text:p>610,6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11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11.29" calcext:value-type="float">
            <text:p>611,2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10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10.78" calcext:value-type="float">
            <text:p>610,7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11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11.13" calcext:value-type="float">
            <text:p>611,1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1082:.J1115])" office:value-type="float" office:value="610.698333333333" calcext:value-type="float">
            <text:p>610,70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85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85.24" calcext:value-type="float">
            <text:p>385,2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85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85.49" calcext:value-type="float">
            <text:p>385,4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85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85.8" calcext:value-type="float">
            <text:p>385,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86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86.05" calcext:value-type="float">
            <text:p>386,0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85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85.31" calcext:value-type="float">
            <text:p>385,3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85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85.98" calcext:value-type="float">
            <text:p>385,9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84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84.77" calcext:value-type="float">
            <text:p>384,7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86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86.98" calcext:value-type="float">
            <text:p>386,9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86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86.17" calcext:value-type="float">
            <text:p>386,1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85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85.47" calcext:value-type="float">
            <text:p>385,4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84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84.99" calcext:value-type="float">
            <text:p>384,9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87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87.66" calcext:value-type="float">
            <text:p>387,6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1118:.J1151])" office:value-type="float" office:value="385.825833333333" calcext:value-type="float">
            <text:p>385,83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3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3.73" calcext:value-type="float">
            <text:p>223,7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3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3.2" calcext:value-type="float">
            <text:p>223,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2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2.49" calcext:value-type="float">
            <text:p>222,4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3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3.28" calcext:value-type="float">
            <text:p>223,2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4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4.28" calcext:value-type="float">
            <text:p>234,2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5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5.13" calcext:value-type="float">
            <text:p>275,1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44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44.29" calcext:value-type="float">
            <text:p>344,2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43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43.46" calcext:value-type="float">
            <text:p>343,4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44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44.49" calcext:value-type="float">
            <text:p>344,4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42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42.01" calcext:value-type="float">
            <text:p>342,0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43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43.02" calcext:value-type="float">
            <text:p>343,0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42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42.48" calcext:value-type="float">
            <text:p>342,4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1154:.J1187])" office:value-type="float" office:value="288.488333333333" calcext:value-type="float">
            <text:p>288,49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2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2.99" calcext:value-type="float">
            <text:p>232,9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0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0.16" calcext:value-type="float">
            <text:p>230,1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0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0.26" calcext:value-type="float">
            <text:p>230,2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8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8.56" calcext:value-type="float">
            <text:p>228,5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0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0.55" calcext:value-type="float">
            <text:p>230,5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8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8.14" calcext:value-type="float">
            <text:p>228,1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7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7.67" calcext:value-type="float">
            <text:p>227,6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7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7.28" calcext:value-type="float">
            <text:p>227,2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7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7.84" calcext:value-type="float">
            <text:p>227,8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8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8.49" calcext:value-type="float">
            <text:p>228,4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8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8.47" calcext:value-type="float">
            <text:p>228,4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7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7.52" calcext:value-type="float">
            <text:p>227,5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1190:.J1223])" office:value-type="float" office:value="228.994166666667" calcext:value-type="float">
            <text:p>228,99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4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4.74" calcext:value-type="float">
            <text:p>184,7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4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4.25" calcext:value-type="float">
            <text:p>184,2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4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4.38" calcext:value-type="float">
            <text:p>184,3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4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4.61" calcext:value-type="float">
            <text:p>184,6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5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5.38" calcext:value-type="float">
            <text:p>185,3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4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4.87" calcext:value-type="float">
            <text:p>184,8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4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4.85" calcext:value-type="float">
            <text:p>184,8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5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5.53" calcext:value-type="float">
            <text:p>185,5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4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4.26" calcext:value-type="float">
            <text:p>184,2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4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4.63" calcext:value-type="float">
            <text:p>184,6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4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4.85" calcext:value-type="float">
            <text:p>184,8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4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4.67" calcext:value-type="float">
            <text:p>184,6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1226:.J1259])" office:value-type="float" office:value="184.751666666667" calcext:value-type="float">
            <text:p>184,75</text:p>
          </table:table-cell>
        </table:table-row>
        <table:table-row table:style-name="ro1" table:number-rows-repeated="104731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Graphic" table:style-name="ta1">
        <table:shapes>
          <draw:frame draw:z-index="0" draw:style-name="gr1" draw:text-style-name="P1" svg:width="15.999cm" svg:height="8.999cm" svg:x="28.031cm" svg:y="0.121cm">
            <draw:object draw:notify-on-update-of-ranges="Graphic.A2:Graphic.A8 Graphic.B1:Graphic.B1 Graphic.B2:Graphic.B8 Graphic.C1:Graphic.C1 Graphic.C2:Graphic.C8 Graphic.D1:Graphic.D1 Graphic.D2:Graphic.D8 Graphic.E1:Graphic.E1 Graphic.E2:Graphic.E8 Graphic.F1:Graphic.F1 Graphic.F2:Graphic.F8 Graphic.G1:Graphic.G1 Graphic.G2:Graphic.G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6cm" svg:height="8.988cm" svg:x="28.006cm" svg:y="10.106cm">
            <draw:object draw:notify-on-update-of-ranges="Graphic.E26:Graphic.E32 Graphic.H25:Graphic.H25 Graphic.H26:Graphic.H32 Graphic.I25:Graphic.I25 Graphic.I26:Graphic.I32 Graphic.J25:Graphic.J25 Graphic.J26:Graphic.J32 Graphic.K25:Graphic.K25 Graphic.K26:Graphic.K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006cm" svg:height="8.988cm" svg:x="28.006cm" svg:y="20.147cm">
            <draw:object draw:notify-on-update-of-ranges="Graphic.E50:Graphic.E56 Graphic.H49:Graphic.H49 Graphic.H50:Graphic.H56 Graphic.I49:Graphic.I49 Graphic.I50:Graphic.I56 Graphic.J49:Graphic.J49 Graphic.J50:Graphic.J56 Graphic.K49:Graphic.K49 Graphic.K50:Graphic.K5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2" table:default-cell-style-name="ce8"/>
        <table:table-column table:style-name="co13" table:default-cell-style-name="ce16"/>
        <table:table-column table:style-name="co13" table:default-cell-style-name="ce24"/>
        <table:table-column table:style-name="co13" table:number-columns-repeated="8" table:default-cell-style-name="Default"/>
        <table:table-row table:style-name="ro1">
          <table:table-cell table:style-name="ce2" office:value-type="string" calcext:value-type="string">
            <text:p>FN Medias: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92.07" calcext:value-type="float">
            <text:p>92,07</text:p>
          </table:table-cell>
          <table:table-cell table:style-name="ce19" office:value-type="float" office:value="108.08" calcext:value-type="float">
            <text:p>108,08</text:p>
          </table:table-cell>
          <table:table-cell table:style-name="ce19" office:value-type="float" office:value="63.89" calcext:value-type="float">
            <text:p>63,89</text:p>
          </table:table-cell>
          <table:table-cell table:style-name="ce19" office:value-type="float" office:value="63.91" calcext:value-type="float">
            <text:p>63,91</text:p>
          </table:table-cell>
          <table:table-cell table:style-name="ce19" office:value-type="float" office:value="63.95" calcext:value-type="float">
            <text:p>63,95</text:p>
          </table:table-cell>
          <table:table-cell table:style-name="ce26" office:value-type="float" office:value="63.87" calcext:value-type="float">
            <text:p>63,87</text:p>
          </table:table-cell>
          <table:table-cell table:number-columns-repeated="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126.49" calcext:value-type="float">
            <text:p>126,49</text:p>
          </table:table-cell>
          <table:table-cell table:style-name="ce20" office:value-type="float" office:value="109.89" calcext:value-type="float">
            <text:p>109,89</text:p>
          </table:table-cell>
          <table:table-cell table:style-name="ce20" office:value-type="float" office:value="65.65" calcext:value-type="float">
            <text:p>65,65</text:p>
          </table:table-cell>
          <table:table-cell table:style-name="ce20" office:value-type="float" office:value="65.39" calcext:value-type="float">
            <text:p>65,39</text:p>
          </table:table-cell>
          <table:table-cell table:style-name="ce20" office:value-type="float" office:value="65.53" calcext:value-type="float">
            <text:p>65,53</text:p>
          </table:table-cell>
          <table:table-cell table:style-name="ce27" office:value-type="float" office:value="65.57" calcext:value-type="float">
            <text:p>65,57</text:p>
          </table:table-cell>
          <table:table-cell table:number-columns-repeated="4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227.48" calcext:value-type="float">
            <text:p>227,48</text:p>
          </table:table-cell>
          <table:table-cell table:style-name="ce20" office:value-type="float" office:value="114.74" calcext:value-type="float">
            <text:p>114,74</text:p>
          </table:table-cell>
          <table:table-cell table:style-name="ce20" office:value-type="float" office:value="70.16" calcext:value-type="float">
            <text:p>70,16</text:p>
          </table:table-cell>
          <table:table-cell table:style-name="ce20" office:value-type="float" office:value="69.46" calcext:value-type="float">
            <text:p>69,46</text:p>
          </table:table-cell>
          <table:table-cell table:style-name="ce20" office:value-type="float" office:value="69.58" calcext:value-type="float">
            <text:p>69,58</text:p>
          </table:table-cell>
          <table:table-cell table:style-name="ce27" office:value-type="float" office:value="69.56" calcext:value-type="float">
            <text:p>69,56</text:p>
          </table:table-cell>
          <table:table-cell table:number-columns-repeated="4"/>
        </table:table-row>
        <table:table-row table:style-name="ro1"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387.84" calcext:value-type="float">
            <text:p>387,84</text:p>
          </table:table-cell>
          <table:table-cell table:style-name="ce20" office:value-type="float" office:value="119.49" calcext:value-type="float">
            <text:p>119,49</text:p>
          </table:table-cell>
          <table:table-cell table:style-name="ce20" office:value-type="float" office:value="75.28" calcext:value-type="float">
            <text:p>75,28</text:p>
          </table:table-cell>
          <table:table-cell table:style-name="ce20" office:value-type="float" office:value="74.38" calcext:value-type="float">
            <text:p>74,38</text:p>
          </table:table-cell>
          <table:table-cell table:style-name="ce20" office:value-type="float" office:value="74.4" calcext:value-type="float">
            <text:p>74,40</text:p>
          </table:table-cell>
          <table:table-cell table:style-name="ce27" office:value-type="float" office:value="74.28" calcext:value-type="float">
            <text:p>74,28</text:p>
          </table:table-cell>
          <table:table-cell table:number-columns-repeated="4"/>
        </table:table-row>
        <table:table-row table:style-name="ro1"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608.99" calcext:value-type="float">
            <text:p>608,99</text:p>
          </table:table-cell>
          <table:table-cell table:style-name="ce20" office:value-type="float" office:value="126.34" calcext:value-type="float">
            <text:p>126,34</text:p>
          </table:table-cell>
          <table:table-cell table:style-name="ce20" office:value-type="float" office:value="83.49" calcext:value-type="float">
            <text:p>83,49</text:p>
          </table:table-cell>
          <table:table-cell table:style-name="ce20" office:value-type="float" office:value="81.28" calcext:value-type="float">
            <text:p>81,28</text:p>
          </table:table-cell>
          <table:table-cell table:style-name="ce20" office:value-type="float" office:value="80.58" calcext:value-type="float">
            <text:p>80,58</text:p>
          </table:table-cell>
          <table:table-cell table:style-name="ce27" office:value-type="float" office:value="80.27" calcext:value-type="float">
            <text:p>80,27</text:p>
          </table:table-cell>
          <table:table-cell table:number-columns-repeated="4"/>
        </table:table-row>
        <table:table-row table:style-name="ro1"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891.56" calcext:value-type="float">
            <text:p>891,56</text:p>
          </table:table-cell>
          <table:table-cell table:style-name="ce20" office:value-type="float" office:value="133.67" calcext:value-type="float">
            <text:p>133,67</text:p>
          </table:table-cell>
          <table:table-cell table:style-name="ce20" office:value-type="float" office:value="92.03" calcext:value-type="float">
            <text:p>92,03</text:p>
          </table:table-cell>
          <table:table-cell table:style-name="ce20" office:value-type="float" office:value="89.05" calcext:value-type="float">
            <text:p>89,05</text:p>
          </table:table-cell>
          <table:table-cell table:style-name="ce20" office:value-type="float" office:value="87.97" calcext:value-type="float">
            <text:p>87,97</text:p>
          </table:table-cell>
          <table:table-cell table:style-name="ce27" office:value-type="float" office:value="87.35" calcext:value-type="float">
            <text:p>87,35</text:p>
          </table:table-cell>
          <table:table-cell table:number-columns-repeated="4"/>
        </table:table-row>
        <table:table-row table:style-name="ro1"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1239.56" calcext:value-type="float">
            <text:p>1239,56</text:p>
          </table:table-cell>
          <table:table-cell table:style-name="ce21" office:value-type="float" office:value="141.08" calcext:value-type="float">
            <text:p>141,08</text:p>
          </table:table-cell>
          <table:table-cell table:style-name="ce21" office:value-type="float" office:value="101.52" calcext:value-type="float">
            <text:p>101,52</text:p>
          </table:table-cell>
          <table:table-cell table:style-name="ce21" office:value-type="float" office:value="97.78" calcext:value-type="float">
            <text:p>97,78</text:p>
          </table:table-cell>
          <table:table-cell table:style-name="ce21" office:value-type="float" office:value="96.1" calcext:value-type="float">
            <text:p>96,10</text:p>
          </table:table-cell>
          <table:table-cell table:style-name="ce28" office:value-type="float" office:value="95.08" calcext:value-type="float">
            <text:p>95,08</text:p>
          </table:table-cell>
          <table:table-cell table:number-columns-repeated="4"/>
        </table:table-row>
        <table:table-row table:style-name="ro1" table:number-rows-repeated="4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6" office:value-type="string" calcext:value-type="string">
            <text:p>Find Nearest Medias:</text:p>
          </table:table-cell>
          <table:table-cell table:style-name="ce14"/>
          <table:table-cell table:style-name="ce22"/>
          <table:table-cell table:number-columns-repeated="8"/>
        </table:table-row>
        <table:table-row table:style-name="ro1">
          <table:table-cell table:style-name="ce38" office:value-type="float" office:value="1440" calcext:value-type="float">
            <text:p>1440</text:p>
          </table:table-cell>
          <table:table-cell table:style-name="ce46" office:value-type="float" office:value="8" calcext:value-type="float">
            <text:p>8</text:p>
          </table:table-cell>
          <table:table-cell table:style-name="ce54" office:value-type="float" office:value="95.08" calcext:value-type="float">
            <text:p>95,08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" calcext:value-type="float">
            <text:p>6</text:p>
          </table:table-cell>
          <table:table-cell office:value-type="float" office:value="96.1" calcext:value-type="float">
            <text:p>96,10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4" calcext:value-type="float">
            <text:p>4</text:p>
          </table:table-cell>
          <table:table-cell office:value-type="float" office:value="97.78" calcext:value-type="float">
            <text:p>97,78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" calcext:value-type="float">
            <text:p>2</text:p>
          </table:table-cell>
          <table:table-cell office:value-type="float" office:value="101.52" calcext:value-type="float">
            <text:p>101,52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87.35" calcext:value-type="float">
            <text:p>87,35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87.97" calcext:value-type="float">
            <text:p>87,97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89.05" calcext:value-type="float">
            <text:p>89,05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92.03" calcext:value-type="float">
            <text:p>92,03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" calcext:value-type="float">
            <text:p>8</text:p>
          </table:table-cell>
          <table:table-cell office:value-type="float" office:value="80.27" calcext:value-type="float">
            <text:p>80,27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" calcext:value-type="float">
            <text:p>6</text:p>
          </table:table-cell>
          <table:table-cell office:value-type="float" office:value="80.58" calcext:value-type="float">
            <text:p>80,58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" calcext:value-type="float">
            <text:p>4</text:p>
          </table:table-cell>
          <table:table-cell office:value-type="float" office:value="81.28" calcext:value-type="float">
            <text:p>81,28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" calcext:value-type="float">
            <text:p>2</text:p>
          </table:table-cell>
          <table:table-cell office:value-type="float" office:value="83.49" calcext:value-type="float">
            <text:p>83,49</text:p>
          </table:table-cell>
          <table:table-cell/>
          <table:table-cell table:style-name="ce2" office:value-type="string" calcext:value-type="string">
            <text:p>Find Nearest Gain: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" calcext:value-type="float">
            <text:p>8</text:p>
          </table:table-cell>
          <table:table-cell office:value-type="float" office:value="74.28" calcext:value-type="float">
            <text:p>74,28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92.07" calcext:value-type="float">
            <text:p>92,07</text:p>
          </table:table-cell>
          <table:table-cell table:style-name="ce29" office:value-type="string" calcext:value-type="string">
            <text:p>x</text:p>
          </table:table-cell>
          <table:table-cell table:style-name="ce19" table:formula="of:=[.F26]/[.D2]" office:value-type="float" office:value="1.44107059007669" calcext:value-type="float">
            <text:p>1,44</text:p>
          </table:table-cell>
          <table:table-cell table:style-name="ce19" table:formula="of:=[.F26]/[.E2]" office:value-type="float" office:value="1.44061962134251" calcext:value-type="float">
            <text:p>1,44</text:p>
          </table:table-cell>
          <table:table-cell table:style-name="ce19" table:formula="of:=[.F26]/[.F2]" office:value-type="float" office:value="1.43971853010164" calcext:value-type="float">
            <text:p>1,44</text:p>
          </table:table-cell>
          <table:table-cell table:style-name="ce26" table:formula="of:=[.F26]/[.G2]" office:value-type="float" office:value="1.44152184124002" calcext:value-type="float">
            <text:p>1,4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" calcext:value-type="float">
            <text:p>6</text:p>
          </table:table-cell>
          <table:table-cell office:value-type="float" office:value="74.4" calcext:value-type="float">
            <text:p>74,40</text:p>
          </table:table-cell>
          <table:table-cell/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126.49" calcext:value-type="float">
            <text:p>126,49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7]/[.D3]" office:value-type="float" office:value="1.92673267326733" calcext:value-type="float">
            <text:p>1,93</text:p>
          </table:table-cell>
          <table:table-cell table:style-name="ce20" table:formula="of:=[.F27]/[.E3]" office:value-type="float" office:value="1.93439363817097" calcext:value-type="float">
            <text:p>1,93</text:p>
          </table:table-cell>
          <table:table-cell table:style-name="ce20" table:formula="of:=[.F27]/[.F3]" office:value-type="float" office:value="1.93026094918358" calcext:value-type="float">
            <text:p>1,93</text:p>
          </table:table-cell>
          <table:table-cell table:style-name="ce27" table:formula="of:=[.F27]/[.G3]" office:value-type="float" office:value="1.92908342229678" calcext:value-type="float">
            <text:p>1,9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" calcext:value-type="float">
            <text:p>4</text:p>
          </table:table-cell>
          <table:table-cell office:value-type="float" office:value="74.38" calcext:value-type="float">
            <text:p>74,38</text:p>
          </table:table-cell>
          <table:table-cell/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227.48" calcext:value-type="float">
            <text:p>227,48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8]/[.D4]" office:value-type="float" office:value="3.24230330672748" calcext:value-type="float">
            <text:p>3,24</text:p>
          </table:table-cell>
          <table:table-cell table:style-name="ce20" table:formula="of:=[.F28]/[.E4]" office:value-type="float" office:value="3.27497840483732" calcext:value-type="float">
            <text:p>3,27</text:p>
          </table:table-cell>
          <table:table-cell table:style-name="ce20" table:formula="of:=[.F28]/[.F4]" office:value-type="float" office:value="3.26933026731819" calcext:value-type="float">
            <text:p>3,27</text:p>
          </table:table-cell>
          <table:table-cell table:style-name="ce27" table:formula="of:=[.F28]/[.G4]" office:value-type="float" office:value="3.27027027027027" calcext:value-type="float">
            <text:p>3,2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office:value-type="float" office:value="75.28" calcext:value-type="float">
            <text:p>75,28</text:p>
          </table:table-cell>
          <table:table-cell/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387.84" calcext:value-type="float">
            <text:p>387,84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9]/[.D5]" office:value-type="float" office:value="5.1519659936238" calcext:value-type="float">
            <text:p>5,15</text:p>
          </table:table-cell>
          <table:table-cell table:style-name="ce20" table:formula="of:=[.F29]/[.E5]" office:value-type="float" office:value="5.2143049206776" calcext:value-type="float">
            <text:p>5,21</text:p>
          </table:table-cell>
          <table:table-cell table:style-name="ce20" table:formula="of:=[.F29]/[.F5]" office:value-type="float" office:value="5.21290322580645" calcext:value-type="float">
            <text:p>5,21</text:p>
          </table:table-cell>
          <table:table-cell table:style-name="ce27" table:formula="of:=[.F29]/[.G5]" office:value-type="float" office:value="5.22132471728594" calcext:value-type="float">
            <text:p>5,2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69.56" calcext:value-type="float">
            <text:p>69,56</text:p>
          </table:table-cell>
          <table:table-cell/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608.99" calcext:value-type="float">
            <text:p>608,99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30]/[.D6]" office:value-type="float" office:value="7.29416696610373" calcext:value-type="float">
            <text:p>7,29</text:p>
          </table:table-cell>
          <table:table-cell table:style-name="ce20" table:formula="of:=[.F30]/[.E6]" office:value-type="float" office:value="7.49249507874016" calcext:value-type="float">
            <text:p>7,49</text:p>
          </table:table-cell>
          <table:table-cell table:style-name="ce20" table:formula="of:=[.F30]/[.F6]" office:value-type="float" office:value="7.55758252668156" calcext:value-type="float">
            <text:p>7,56</text:p>
          </table:table-cell>
          <table:table-cell table:style-name="ce27" table:formula="of:=[.F30]/[.G6]" office:value-type="float" office:value="7.58676965242307" calcext:value-type="float">
            <text:p>7,5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" calcext:value-type="float">
            <text:p>6</text:p>
          </table:table-cell>
          <table:table-cell office:value-type="float" office:value="69.58" calcext:value-type="float">
            <text:p>69,58</text:p>
          </table:table-cell>
          <table:table-cell/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891.56" calcext:value-type="float">
            <text:p>891,5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31]/[.D7]" office:value-type="float" office:value="9.68771052917527" calcext:value-type="float">
            <text:p>9,69</text:p>
          </table:table-cell>
          <table:table-cell table:style-name="ce20" table:formula="of:=[.F31]/[.E7]" office:value-type="float" office:value="10.0119034250421" calcext:value-type="float">
            <text:p>10,01</text:p>
          </table:table-cell>
          <table:table-cell table:style-name="ce20" table:formula="of:=[.F31]/[.F7]" office:value-type="float" office:value="10.1348186881892" calcext:value-type="float">
            <text:p>10,13</text:p>
          </table:table-cell>
          <table:table-cell table:style-name="ce27" table:formula="of:=[.F31]/[.G7]" office:value-type="float" office:value="10.2067544361763" calcext:value-type="float">
            <text:p>10,2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69.46" calcext:value-type="float">
            <text:p>69,46</text:p>
          </table:table-cell>
          <table:table-cell/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1239.56" calcext:value-type="float">
            <text:p>1239,56</text:p>
          </table:table-cell>
          <table:table-cell table:style-name="ce31" office:value-type="string" calcext:value-type="string">
            <text:p>x</text:p>
          </table:table-cell>
          <table:table-cell table:style-name="ce21" table:formula="of:=[.F32]/[.D8]" office:value-type="float" office:value="12.2100078802206" calcext:value-type="float">
            <text:p>12,21</text:p>
          </table:table-cell>
          <table:table-cell table:style-name="ce21" table:formula="of:=[.F32]/[.E8]" office:value-type="float" office:value="12.6770300674985" calcext:value-type="float">
            <text:p>12,68</text:p>
          </table:table-cell>
          <table:table-cell table:style-name="ce21" table:formula="of:=[.F32]/[.F8]" office:value-type="float" office:value="12.8986472424558" calcext:value-type="float">
            <text:p>12,90</text:p>
          </table:table-cell>
          <table:table-cell table:style-name="ce28" table:formula="of:=[.F32]/[.G8]" office:value-type="float" office:value="13.0370214556163" calcext:value-type="float">
            <text:p>13,0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float" office:value="70.16" calcext:value-type="float">
            <text:p>70,16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65.57" calcext:value-type="float">
            <text:p>65,57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65.53" calcext:value-type="float">
            <text:p>65,53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65.39" calcext:value-type="float">
            <text:p>65,39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65.65" calcext:value-type="float">
            <text:p>65,65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63.87" calcext:value-type="float">
            <text:p>63,87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63.95" calcext:value-type="float">
            <text:p>63,95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63.91" calcext:value-type="float">
            <text:p>63,91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63.89" calcext:value-type="float">
            <text:p>63,89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41.08" calcext:value-type="float">
            <text:p>141,08</text:p>
          </table:table-cell>
          <table:table-cell office:value-type="string" calcext:value-type="string">
            <text:p><text:s/>1 SJ and 1 S from batch 1 tests</text:p>
          </table:table-cell>
          <table:table-cell table:number-columns-repeated="7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33.67" calcext:value-type="float">
            <text:p>133,67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26.34" calcext:value-type="float">
            <text:p>126,34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19.49" calcext:value-type="float">
            <text:p>119,49</text:p>
          </table:table-cell>
          <table:table-cell table:number-columns-repeated="8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14.74" calcext:value-type="float">
            <text:p>114,74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09.89" calcext:value-type="float">
            <text:p>109,89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08.08" calcext:value-type="float">
            <text:p>108,08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1239.56" calcext:value-type="float">
            <text:p>1239,56</text:p>
          </table:table-cell>
          <table:table-cell office:value-type="float" office:value="1252.66" calcext:value-type="float">
            <text:p>1252,66</text:p>
          </table:table-cell>
          <table:table-cell table:style-name="ce2" office:value-type="string" calcext:value-type="string">
            <text:p>FN Efficiency: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891.56" calcext:value-type="float">
            <text:p>891,56</text:p>
          </table:table-cell>
          <table:table-cell office:value-type="float" office:value="900.46" calcext:value-type="float">
            <text:p>900,46</text:p>
          </table:table-cell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92.07" calcext:value-type="float">
            <text:p>92,07</text:p>
          </table:table-cell>
          <table:table-cell table:style-name="ce29" office:value-type="string" calcext:value-type="string">
            <text:p>x</text:p>
          </table:table-cell>
          <table:table-cell table:style-name="ce19" table:formula="of:=[.H26]/[.H49]" office:value-type="float" office:value="0.720535295038347" calcext:value-type="float">
            <text:p>0,72</text:p>
          </table:table-cell>
          <table:table-cell table:style-name="ce19" table:formula="of:=[.I26]/[.I49]" office:value-type="float" office:value="0.360154905335628" calcext:value-type="float">
            <text:p>0,36</text:p>
          </table:table-cell>
          <table:table-cell table:style-name="ce19" table:formula="of:=[.J26]/[.J49]" office:value-type="float" office:value="0.239953088350274" calcext:value-type="float">
            <text:p>0,24</text:p>
          </table:table-cell>
          <table:table-cell table:style-name="ce26" table:formula="of:=[.K26]/[.K49]" office:value-type="float" office:value="0.180190230155002" calcext:value-type="float">
            <text:p>0,1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608.99" calcext:value-type="float">
            <text:p>608,99</text:p>
          </table:table-cell>
          <table:table-cell office:value-type="float" office:value="610.7" calcext:value-type="float">
            <text:p>610,7</text:p>
          </table:table-cell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126.49" calcext:value-type="float">
            <text:p>126,49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7]/[.H49]" office:value-type="float" office:value="0.963366336633663" calcext:value-type="float">
            <text:p>0,96</text:p>
          </table:table-cell>
          <table:table-cell table:style-name="ce20" table:formula="of:=[.I27]/[.I49]" office:value-type="float" office:value="0.483598409542744" calcext:value-type="float">
            <text:p>0,48</text:p>
          </table:table-cell>
          <table:table-cell table:style-name="ce20" table:formula="of:=[.J27]/[.J49]" office:value-type="float" office:value="0.321710158197263" calcext:value-type="float">
            <text:p>0,32</text:p>
          </table:table-cell>
          <table:table-cell table:style-name="ce27" table:formula="of:=[.K27]/[.K49]" office:value-type="float" office:value="0.241135427787098" calcext:value-type="float">
            <text:p>0,2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387.84" calcext:value-type="float">
            <text:p>387,84</text:p>
          </table:table-cell>
          <table:table-cell office:value-type="float" office:value="385.83" calcext:value-type="float">
            <text:p>385,83</text:p>
          </table:table-cell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227.48" calcext:value-type="float">
            <text:p>227,48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8]/[.H49]" office:value-type="float" office:value="1.62115165336374" calcext:value-type="float">
            <text:p>1,62</text:p>
          </table:table-cell>
          <table:table-cell table:style-name="ce20" table:formula="of:=[.I28]/[.I49]" office:value-type="float" office:value="0.818744601209329" calcext:value-type="float">
            <text:p>0,82</text:p>
          </table:table-cell>
          <table:table-cell table:style-name="ce20" table:formula="of:=[.J28]/[.J49]" office:value-type="float" office:value="0.544888377886366" calcext:value-type="float">
            <text:p>0,54</text:p>
          </table:table-cell>
          <table:table-cell table:style-name="ce27" table:formula="of:=[.K28]/[.K49]" office:value-type="float" office:value="0.408783783783784" calcext:value-type="float">
            <text:p>0,4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227.48" calcext:value-type="float">
            <text:p>227,48</text:p>
          </table:table-cell>
          <table:table-cell office:value-type="float" office:value="288.49" calcext:value-type="float">
            <text:p>288,49</text:p>
          </table:table-cell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387.84" calcext:value-type="float">
            <text:p>387,84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9]/[.H49]" office:value-type="float" office:value="2.5759829968119" calcext:value-type="float">
            <text:p>2,58</text:p>
          </table:table-cell>
          <table:table-cell table:style-name="ce20" table:formula="of:=[.I29]/[.I49]" office:value-type="float" office:value="1.3035762301694" calcext:value-type="float">
            <text:p>1,30</text:p>
          </table:table-cell>
          <table:table-cell table:style-name="ce20" table:formula="of:=[.J29]/[.J49]" office:value-type="float" office:value="0.868817204301075" calcext:value-type="float">
            <text:p>0,87</text:p>
          </table:table-cell>
          <table:table-cell table:style-name="ce27" table:formula="of:=[.K29]/[.K49]" office:value-type="float" office:value="0.652665589660743" calcext:value-type="float">
            <text:p>0,6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126.49" calcext:value-type="float">
            <text:p>126,49</text:p>
          </table:table-cell>
          <table:table-cell office:value-type="float" office:value="228.99" calcext:value-type="float">
            <text:p>228,99</text:p>
          </table:table-cell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608.99" calcext:value-type="float">
            <text:p>608,99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30]/[.H49]" office:value-type="float" office:value="3.64708348305186" calcext:value-type="float">
            <text:p>3,65</text:p>
          </table:table-cell>
          <table:table-cell table:style-name="ce20" table:formula="of:=[.I30]/[.I49]" office:value-type="float" office:value="1.87312376968504" calcext:value-type="float">
            <text:p>1,87</text:p>
          </table:table-cell>
          <table:table-cell table:style-name="ce20" table:formula="of:=[.J30]/[.J49]" office:value-type="float" office:value="1.25959708778026" calcext:value-type="float">
            <text:p>1,26</text:p>
          </table:table-cell>
          <table:table-cell table:style-name="ce27" table:formula="of:=[.K30]/[.K49]" office:value-type="float" office:value="0.948346206552884" calcext:value-type="float">
            <text:p>0,95</text:p>
          </table:table-cell>
        </table:table-row>
        <table:table-row table:style-name="ro1">
          <table:table-cell table:style-name="ce9" office:value-type="float" office:value="120" calcext:value-type="float">
            <text:p>120</text:p>
          </table:table-cell>
          <table:table-cell table:style-name="ce18" office:value-type="string" calcext:value-type="string">
            <text:p>1 S</text:p>
          </table:table-cell>
          <table:table-cell table:style-name="ce25" office:value-type="float" office:value="92.07" calcext:value-type="float">
            <text:p>92,07</text:p>
          </table:table-cell>
          <table:table-cell office:value-type="float" office:value="184.75" calcext:value-type="float">
            <text:p>184,75</text:p>
          </table:table-cell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891.56" calcext:value-type="float">
            <text:p>891,5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31]/[.H49]" office:value-type="float" office:value="4.84385526458763" calcext:value-type="float">
            <text:p>4,84</text:p>
          </table:table-cell>
          <table:table-cell table:style-name="ce20" table:formula="of:=[.I31]/[.I49]" office:value-type="float" office:value="2.50297585626053" calcext:value-type="float">
            <text:p>2,50</text:p>
          </table:table-cell>
          <table:table-cell table:style-name="ce20" table:formula="of:=[.J31]/[.J49]" office:value-type="float" office:value="1.68913644803153" calcext:value-type="float">
            <text:p>1,69</text:p>
          </table:table-cell>
          <table:table-cell table:style-name="ce27" table:formula="of:=[.K31]/[.K49]" office:value-type="float" office:value="1.27584430452204" calcext:value-type="float">
            <text:p>1,28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1239.56" calcext:value-type="float">
            <text:p>1239,56</text:p>
          </table:table-cell>
          <table:table-cell table:style-name="ce31" office:value-type="string" calcext:value-type="string">
            <text:p>x</text:p>
          </table:table-cell>
          <table:table-cell table:style-name="ce21" table:formula="of:=[.H32]/[.H49]" office:value-type="float" office:value="6.10500394011032" calcext:value-type="float">
            <text:p>6,11</text:p>
          </table:table-cell>
          <table:table-cell table:style-name="ce21" table:formula="of:=[.I32]/[.I49]" office:value-type="float" office:value="3.16925751687462" calcext:value-type="float">
            <text:p>3,17</text:p>
          </table:table-cell>
          <table:table-cell table:style-name="ce21" table:formula="of:=[.J32]/[.J49]" office:value-type="float" office:value="2.1497745404093" calcext:value-type="float">
            <text:p>2,15</text:p>
          </table:table-cell>
          <table:table-cell table:style-name="ce28" table:formula="of:=[.K32]/[.K49]" office:value-type="float" office:value="1.62962768195204" calcext:value-type="float">
            <text:p>1,63</text:p>
          </table:table-cell>
        </table:table-row>
      </table:table>
      <table:named-expressions/>
      <table:database-ranges>
        <table:database-range table:name="__Anonymous_Sheet_DB__0" table:target-range-address="output_FN_64.B1:output_FN_64.B1259" table:display-filter-buttons="true"/>
        <table:database-range table:name="__Anonymous_Sheet_DB__1" table:target-range-address="Graphic.A14:Graphic.C41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style:style style:name="Pivot_20_Table_20_Corner" style:display-name="Pivot Table Corner" style:family="table-cell" style:parent-style-name="Default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9">00/00/0000</text:date>, <text:time style:data-style-name="N2" text:time-value="13:59:16.19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29T00:50:08.148000000</dc:date>
    <meta:editing-duration>PT12H50M3S</meta:editing-duration>
    <meta:editing-cycles>5</meta:editing-cycles>
    <meta:generator>LibreOffice/24.2.1.2$Windows_X86_64 LibreOffice_project/db4def46b0453cc22e2d0305797cf981b68ef5ac</meta:generator>
    <meta:document-statistic meta:table-count="2" meta:cell-count="5379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99cm" svg:y="0.316cm" chart:style-name="ch2">
          <text:p>Find Nearest 64 batches Performance</text:p>
        </chart:title>
        <chart:legend chart:legend-position="end" svg:x="14.525cm" svg:y="2.938cm" style:legend-expansion="high" chart:style-name="ch3"/>
        <chart:plot-area chart:style-name="ch4" table:cell-range-address="Graphic.A1:Graphic.G8" chart:data-source-has-labels="both" svg:x="1.321cm" svg:y="1.301cm" svg:width="12.884cm" svg:height="6.548cm">
          <chart:coordinate-region svg:x="2.355cm" svg:y="1.503cm" svg:width="11.85cm" svg:height="5.693cm"/>
          <chart:axis chart:dimension="x" chart:name="primary-x" chart:style-name="ch5" chartooo:axis-type="auto">
            <chartooo:date-scale/>
            <chart:title svg:x="7.346cm" svg:y="8.029cm" chart:style-name="ch6">
              <text:p>Units</text:p>
            </chart:title>
            <chart:categories table:cell-range-address="Graphic.A2:Graphic.A8"/>
          </chart:axis>
          <chart:axis chart:dimension="y" chart:name="primary-y" chart:style-name="ch7">
            <chart:title svg:x="0.451cm" svg:y="5.405cm" chart:style-name="ch8">
              <text:p>Time in ms</text:p>
            </chart:title>
            <chart:grid chart:style-name="ch9" chart:class="major"/>
          </chart:axis>
          <chart:series chart:style-name="ch10" chart:values-cell-range-address="Graphic.B2:Graphic.B8" chart:label-cell-address="Graphic.B1:Graphic.B1" chart:class="chart:bar">
            <chart:data-point chart:repeated="7"/>
          </chart:series>
          <chart:series chart:style-name="ch11" chart:values-cell-range-address="Graphic.C2:Graphic.C8" chart:label-cell-address="Graphic.C1:Graphic.C1" chart:class="chart:bar">
            <chart:data-point chart:repeated="7"/>
          </chart:series>
          <chart:series chart:style-name="ch12" chart:values-cell-range-address="Graphic.D2:Graphic.D8" chart:label-cell-address="Graphic.D1:Graphic.D1" chart:class="chart:bar">
            <chart:data-point chart:repeated="7"/>
          </chart:series>
          <chart:series chart:style-name="ch13" chart:values-cell-range-address="Graphic.E2:Graphic.E8" chart:label-cell-address="Graphic.E1:Graphic.E1" chart:class="chart:bar">
            <chart:data-point chart:repeated="7"/>
          </chart:series>
          <chart:series chart:style-name="ch14" chart:values-cell-range-address="Graphic.F2:Graphic.F8" chart:label-cell-address="Graphic.F1:Graphic.F1" chart:class="chart:bar">
            <chart:data-point chart:repeated="7"/>
          </chart:series>
          <chart:series chart:style-name="ch15" chart:values-cell-range-address="Graphic.G2:Graphic.G8" chart:label-cell-address="Graphic.G1:Graphic.G1" chart:class="chart:ba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S</text:p>
                <draw:g>
                  <svg:desc>Graphic.B1:Graphic.B1</svg:desc>
                </draw:g>
              </table:table-cell>
              <table:table-cell office:value-type="string">
                <text:p>1 SJ</text:p>
                <draw:g>
                  <svg:desc>Graphic.C1:Graphic.C1</svg:desc>
                </draw:g>
              </table:table-cell>
              <table:table-cell office:value-type="string">
                <text:p>2</text:p>
                <draw:g>
                  <svg:desc>Graphic.D1:Graphic.D1</svg:desc>
                </draw:g>
              </table:table-cell>
              <table:table-cell office:value-type="string">
                <text:p>4</text:p>
                <draw:g>
                  <svg:desc>Graphic.E1:Graphic.E1</svg:desc>
                </draw:g>
              </table:table-cell>
              <table:table-cell office:value-type="string">
                <text:p>6</text:p>
                <draw:g>
                  <svg:desc>Graphic.F1:Graphic.F1</svg:desc>
                </draw:g>
              </table:table-cell>
              <table:table-cell office:value-type="string">
                <text:p>8</text:p>
                <draw:g>
                  <svg:desc>Graphic.G1:Graphic.G1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.A2:Graphic.A8</svg:desc>
                </draw:g>
              </table:table-cell>
              <table:table-cell office:value-type="float" office:value="92.07">
                <text:p>92.07</text:p>
                <draw:g>
                  <svg:desc>Graphic.B2:Graphic.B8</svg:desc>
                </draw:g>
              </table:table-cell>
              <table:table-cell office:value-type="float" office:value="108.08">
                <text:p>108.08</text:p>
                <draw:g>
                  <svg:desc>Graphic.C2:Graphic.C8</svg:desc>
                </draw:g>
              </table:table-cell>
              <table:table-cell office:value-type="float" office:value="63.89">
                <text:p>63.89</text:p>
                <draw:g>
                  <svg:desc>Graphic.D2:Graphic.D8</svg:desc>
                </draw:g>
              </table:table-cell>
              <table:table-cell office:value-type="float" office:value="63.91">
                <text:p>63.91</text:p>
                <draw:g>
                  <svg:desc>Graphic.E2:Graphic.E8</svg:desc>
                </draw:g>
              </table:table-cell>
              <table:table-cell office:value-type="float" office:value="63.95">
                <text:p>63.95</text:p>
                <draw:g>
                  <svg:desc>Graphic.F2:Graphic.F8</svg:desc>
                </draw:g>
              </table:table-cell>
              <table:table-cell office:value-type="float" office:value="63.87">
                <text:p>63.87</text:p>
                <draw:g>
                  <svg:desc>Graphic.G2:Graphic.G8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26.49">
                <text:p>126.49</text:p>
              </table:table-cell>
              <table:table-cell office:value-type="float" office:value="109.89">
                <text:p>109.89</text:p>
              </table:table-cell>
              <table:table-cell office:value-type="float" office:value="65.65">
                <text:p>65.65</text:p>
              </table:table-cell>
              <table:table-cell office:value-type="float" office:value="65.39">
                <text:p>65.39</text:p>
              </table:table-cell>
              <table:table-cell office:value-type="float" office:value="65.53">
                <text:p>65.53</text:p>
              </table:table-cell>
              <table:table-cell office:value-type="float" office:value="65.57">
                <text:p>65.57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27.48">
                <text:p>227.48</text:p>
              </table:table-cell>
              <table:table-cell office:value-type="float" office:value="114.74">
                <text:p>114.74</text:p>
              </table:table-cell>
              <table:table-cell office:value-type="float" office:value="70.16">
                <text:p>70.16</text:p>
              </table:table-cell>
              <table:table-cell office:value-type="float" office:value="69.46">
                <text:p>69.46</text:p>
              </table:table-cell>
              <table:table-cell office:value-type="float" office:value="69.58">
                <text:p>69.58</text:p>
              </table:table-cell>
              <table:table-cell office:value-type="float" office:value="69.56">
                <text:p>69.56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387.84">
                <text:p>387.84</text:p>
              </table:table-cell>
              <table:table-cell office:value-type="float" office:value="119.49">
                <text:p>119.49</text:p>
              </table:table-cell>
              <table:table-cell office:value-type="float" office:value="75.28">
                <text:p>75.28</text:p>
              </table:table-cell>
              <table:table-cell office:value-type="float" office:value="74.38">
                <text:p>74.38</text:p>
              </table:table-cell>
              <table:table-cell office:value-type="float" office:value="74.4">
                <text:p>74.4</text:p>
              </table:table-cell>
              <table:table-cell office:value-type="float" office:value="74.28">
                <text:p>74.28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608.99">
                <text:p>608.99</text:p>
              </table:table-cell>
              <table:table-cell office:value-type="float" office:value="126.34">
                <text:p>126.34</text:p>
              </table:table-cell>
              <table:table-cell office:value-type="float" office:value="83.49">
                <text:p>83.49</text:p>
              </table:table-cell>
              <table:table-cell office:value-type="float" office:value="81.28">
                <text:p>81.28</text:p>
              </table:table-cell>
              <table:table-cell office:value-type="float" office:value="80.58">
                <text:p>80.58</text:p>
              </table:table-cell>
              <table:table-cell office:value-type="float" office:value="80.27">
                <text:p>80.2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891.56">
                <text:p>891.56</text:p>
              </table:table-cell>
              <table:table-cell office:value-type="float" office:value="133.67">
                <text:p>133.67</text:p>
              </table:table-cell>
              <table:table-cell office:value-type="float" office:value="92.03">
                <text:p>92.03</text:p>
              </table:table-cell>
              <table:table-cell office:value-type="float" office:value="89.05">
                <text:p>89.05</text:p>
              </table:table-cell>
              <table:table-cell office:value-type="float" office:value="87.97">
                <text:p>87.97</text:p>
              </table:table-cell>
              <table:table-cell office:value-type="float" office:value="87.35">
                <text:p>87.35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239.56">
                <text:p>1239.56</text:p>
              </table:table-cell>
              <table:table-cell office:value-type="float" office:value="141.08">
                <text:p>141.08</text:p>
              </table:table-cell>
              <table:table-cell office:value-type="float" office:value="101.52">
                <text:p>101.52</text:p>
              </table:table-cell>
              <table:table-cell office:value-type="float" office:value="97.78">
                <text:p>97.78</text:p>
              </table:table-cell>
              <table:table-cell office:value-type="float" office:value="96.1">
                <text:p>96.1</text:p>
              </table:table-cell>
              <table:table-cell office:value-type="float" office:value="95.08">
                <text:p>95.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1.2$Windows_X86_64 LibreOffice_project/db4def46b0453cc22e2d0305797cf981b68ef5ac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7cm" svg:height="8.989cm" xlink:href=".." xlink:type="simple" chart:class="chart:bar" chart:style-name="ch1">
        <chart:title svg:x="4.829cm" svg:y="0.315cm" chart:style-name="ch2">
          <text:p>Find Nearest 64 batches Gain</text:p>
        </chart:title>
        <chart:legend chart:legend-position="end" svg:x="15.061cm" svg:y="3.436cm" style:legend-expansion="high" chart:style-name="ch3"/>
        <chart:plot-area chart:style-name="ch4" table:cell-range-address="Graphic.E26:Graphic.E32 Graphic.H25:Graphic.K32" chart:data-source-has-labels="both" svg:x="1.321cm" svg:y="1.299cm" svg:width="13.42cm" svg:height="6.54cm">
          <chart:coordinate-region svg:x="1.953cm" svg:y="1.502cm" svg:width="12.788cm" svg:height="5.684cm"/>
          <chart:axis chart:dimension="x" chart:name="primary-x" chart:style-name="ch5" chartooo:axis-type="auto">
            <chartooo:date-scale/>
            <chart:title svg:x="7.614cm" svg:y="8.018cm" chart:style-name="ch6">
              <text:p>Units</text:p>
            </chart:title>
            <chart:categories table:cell-range-address="Graphic.E26:Graphic.E32"/>
          </chart:axis>
          <chart:axis chart:dimension="y" chart:name="primary-y" chart:style-name="ch7">
            <chart:title svg:x="0.451cm" svg:y="4.954cm" chart:style-name="ch8">
              <text:p>Gain</text:p>
            </chart:title>
            <chart:grid chart:style-name="ch9" chart:class="major"/>
          </chart:axis>
          <chart:series chart:style-name="ch10" chart:values-cell-range-address="Graphic.H26:Graphic.H32" chart:label-cell-address="Graphic.H25:Graphic.H25" chart:class="chart:bar">
            <chart:data-point chart:repeated="7"/>
          </chart:series>
          <chart:series chart:style-name="ch11" chart:values-cell-range-address="Graphic.I26:Graphic.I32" chart:label-cell-address="Graphic.I25:Graphic.I25" chart:class="chart:bar">
            <chart:data-point chart:repeated="7"/>
          </chart:series>
          <chart:series chart:style-name="ch12" chart:values-cell-range-address="Graphic.J26:Graphic.J32" chart:label-cell-address="Graphic.J25:Graphic.J25" chart:class="chart:bar">
            <chart:data-point chart:repeated="7"/>
          </chart:series>
          <chart:series chart:style-name="ch13" chart:values-cell-range-address="Graphic.K26:Graphic.K32" chart:label-cell-address="Graphic.K25:Graphic.K25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Graphic.H25:Graphic.H25</svg:desc>
                </draw:g>
              </table:table-cell>
              <table:table-cell office:value-type="string">
                <text:p>4</text:p>
                <draw:g>
                  <svg:desc>Graphic.I25:Graphic.I25</svg:desc>
                </draw:g>
              </table:table-cell>
              <table:table-cell office:value-type="string">
                <text:p>6</text:p>
                <draw:g>
                  <svg:desc>Graphic.J25:Graphic.J25</svg:desc>
                </draw:g>
              </table:table-cell>
              <table:table-cell office:value-type="string">
                <text:p>8</text:p>
                <draw:g>
                  <svg:desc>Graphic.K25:Graphic.K25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.E26:Graphic.E32</svg:desc>
                </draw:g>
              </table:table-cell>
              <table:table-cell office:value-type="float" office:value="1.44107059007669">
                <text:p>1.44107059007669</text:p>
                <draw:g>
                  <svg:desc>Graphic.H26:Graphic.H32</svg:desc>
                </draw:g>
              </table:table-cell>
              <table:table-cell office:value-type="float" office:value="1.44061962134251">
                <text:p>1.44061962134251</text:p>
                <draw:g>
                  <svg:desc>Graphic.I26:Graphic.I32</svg:desc>
                </draw:g>
              </table:table-cell>
              <table:table-cell office:value-type="float" office:value="1.43971853010164">
                <text:p>1.43971853010164</text:p>
                <draw:g>
                  <svg:desc>Graphic.J26:Graphic.J32</svg:desc>
                </draw:g>
              </table:table-cell>
              <table:table-cell office:value-type="float" office:value="1.44152184124002">
                <text:p>1.44152184124002</text:p>
                <draw:g>
                  <svg:desc>Graphic.K26:Graphic.K32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92673267326733">
                <text:p>1.92673267326733</text:p>
              </table:table-cell>
              <table:table-cell office:value-type="float" office:value="1.93439363817097">
                <text:p>1.93439363817097</text:p>
              </table:table-cell>
              <table:table-cell office:value-type="float" office:value="1.93026094918358">
                <text:p>1.93026094918358</text:p>
              </table:table-cell>
              <table:table-cell office:value-type="float" office:value="1.92908342229678">
                <text:p>1.92908342229678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3.24230330672748">
                <text:p>3.24230330672748</text:p>
              </table:table-cell>
              <table:table-cell office:value-type="float" office:value="3.27497840483732">
                <text:p>3.27497840483732</text:p>
              </table:table-cell>
              <table:table-cell office:value-type="float" office:value="3.26933026731819">
                <text:p>3.26933026731819</text:p>
              </table:table-cell>
              <table:table-cell office:value-type="float" office:value="3.27027027027027">
                <text:p>3.27027027027027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5.1519659936238">
                <text:p>5.1519659936238</text:p>
              </table:table-cell>
              <table:table-cell office:value-type="float" office:value="5.2143049206776">
                <text:p>5.2143049206776</text:p>
              </table:table-cell>
              <table:table-cell office:value-type="float" office:value="5.21290322580645">
                <text:p>5.21290322580645</text:p>
              </table:table-cell>
              <table:table-cell office:value-type="float" office:value="5.22132471728594">
                <text:p>5.22132471728594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7.29416696610373">
                <text:p>7.29416696610373</text:p>
              </table:table-cell>
              <table:table-cell office:value-type="float" office:value="7.49249507874016">
                <text:p>7.49249507874016</text:p>
              </table:table-cell>
              <table:table-cell office:value-type="float" office:value="7.55758252668156">
                <text:p>7.55758252668156</text:p>
              </table:table-cell>
              <table:table-cell office:value-type="float" office:value="7.58676965242307">
                <text:p>7.5867696524230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9.68771052917527">
                <text:p>9.68771052917527</text:p>
              </table:table-cell>
              <table:table-cell office:value-type="float" office:value="10.0119034250421">
                <text:p>10.0119034250421</text:p>
              </table:table-cell>
              <table:table-cell office:value-type="float" office:value="10.1348186881892">
                <text:p>10.1348186881892</text:p>
              </table:table-cell>
              <table:table-cell office:value-type="float" office:value="10.2067544361763">
                <text:p>10.2067544361763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2.2100078802206">
                <text:p>12.2100078802206</text:p>
              </table:table-cell>
              <table:table-cell office:value-type="float" office:value="12.6770300674985">
                <text:p>12.6770300674985</text:p>
              </table:table-cell>
              <table:table-cell office:value-type="float" office:value="12.8986472424558">
                <text:p>12.8986472424558</text:p>
              </table:table-cell>
              <table:table-cell office:value-type="float" office:value="13.0370214556163">
                <text:p>13.03702145561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1.2$Windows_X86_64 LibreOffice_project/db4def46b0453cc22e2d0305797cf981b68ef5ac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7cm" svg:height="8.989cm" xlink:href=".." xlink:type="simple" chart:class="chart:bar" chart:style-name="ch1">
        <chart:title svg:x="4.332cm" svg:y="0.315cm" chart:style-name="ch2">
          <text:p>Find Nearest 64 batches Efficiency</text:p>
        </chart:title>
        <chart:legend chart:legend-position="end" svg:x="15.061cm" svg:y="3.436cm" style:legend-expansion="high" chart:style-name="ch3"/>
        <chart:plot-area chart:style-name="ch4" table:cell-range-address="Graphic.E50:Graphic.E56 Graphic.H49:Graphic.K56" chart:data-source-has-labels="both" svg:x="1.321cm" svg:y="1.299cm" svg:width="13.42cm" svg:height="6.54cm">
          <chart:coordinate-region svg:x="1.763cm" svg:y="1.502cm" svg:width="12.978cm" svg:height="5.684cm"/>
          <chart:axis chart:dimension="x" chart:name="primary-x" chart:style-name="ch5" chartooo:axis-type="auto">
            <chartooo:date-scale/>
            <chart:title svg:x="7.614cm" svg:y="8.018cm" chart:style-name="ch6">
              <text:p>Units</text:p>
            </chart:title>
            <chart:categories table:cell-range-address="Graphic.E50:Graphic.E56"/>
          </chart:axis>
          <chart:axis chart:dimension="y" chart:name="primary-y" chart:style-name="ch7">
            <chart:title svg:x="0.451cm" svg:y="5.304cm" chart:style-name="ch8">
              <text:p>Efficiency</text:p>
            </chart:title>
            <chart:grid chart:style-name="ch9" chart:class="major"/>
          </chart:axis>
          <chart:series chart:style-name="ch10" chart:values-cell-range-address="Graphic.H50:Graphic.H56" chart:label-cell-address="Graphic.H49:Graphic.H49" chart:class="chart:bar">
            <chart:data-point chart:repeated="7"/>
          </chart:series>
          <chart:series chart:style-name="ch11" chart:values-cell-range-address="Graphic.I50:Graphic.I56" chart:label-cell-address="Graphic.I49:Graphic.I49" chart:class="chart:bar">
            <chart:data-point chart:repeated="7"/>
          </chart:series>
          <chart:series chart:style-name="ch12" chart:values-cell-range-address="Graphic.J50:Graphic.J56" chart:label-cell-address="Graphic.J49:Graphic.J49" chart:class="chart:bar">
            <chart:data-point chart:repeated="7"/>
          </chart:series>
          <chart:series chart:style-name="ch13" chart:values-cell-range-address="Graphic.K50:Graphic.K56" chart:label-cell-address="Graphic.K49:Graphic.K49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Graphic.H49:Graphic.H49</svg:desc>
                </draw:g>
              </table:table-cell>
              <table:table-cell office:value-type="string">
                <text:p>4</text:p>
                <draw:g>
                  <svg:desc>Graphic.I49:Graphic.I49</svg:desc>
                </draw:g>
              </table:table-cell>
              <table:table-cell office:value-type="string">
                <text:p>6</text:p>
                <draw:g>
                  <svg:desc>Graphic.J49:Graphic.J49</svg:desc>
                </draw:g>
              </table:table-cell>
              <table:table-cell office:value-type="string">
                <text:p>8</text:p>
                <draw:g>
                  <svg:desc>Graphic.K49:Graphic.K49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.E50:Graphic.E56</svg:desc>
                </draw:g>
              </table:table-cell>
              <table:table-cell office:value-type="float" office:value="0.720535295038347">
                <text:p>0.720535295038347</text:p>
                <draw:g>
                  <svg:desc>Graphic.H50:Graphic.H56</svg:desc>
                </draw:g>
              </table:table-cell>
              <table:table-cell office:value-type="float" office:value="0.360154905335628">
                <text:p>0.360154905335628</text:p>
                <draw:g>
                  <svg:desc>Graphic.I50:Graphic.I56</svg:desc>
                </draw:g>
              </table:table-cell>
              <table:table-cell office:value-type="float" office:value="0.239953088350274">
                <text:p>0.239953088350274</text:p>
                <draw:g>
                  <svg:desc>Graphic.J50:Graphic.J56</svg:desc>
                </draw:g>
              </table:table-cell>
              <table:table-cell office:value-type="float" office:value="0.180190230155002">
                <text:p>0.180190230155002</text:p>
                <draw:g>
                  <svg:desc>Graphic.K50:Graphic.K56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963366336633663">
                <text:p>0.963366336633663</text:p>
              </table:table-cell>
              <table:table-cell office:value-type="float" office:value="0.483598409542744">
                <text:p>0.483598409542744</text:p>
              </table:table-cell>
              <table:table-cell office:value-type="float" office:value="0.321710158197263">
                <text:p>0.321710158197263</text:p>
              </table:table-cell>
              <table:table-cell office:value-type="float" office:value="0.241135427787098">
                <text:p>0.241135427787098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.62115165336374">
                <text:p>1.62115165336374</text:p>
              </table:table-cell>
              <table:table-cell office:value-type="float" office:value="0.818744601209329">
                <text:p>0.818744601209329</text:p>
              </table:table-cell>
              <table:table-cell office:value-type="float" office:value="0.544888377886366">
                <text:p>0.544888377886366</text:p>
              </table:table-cell>
              <table:table-cell office:value-type="float" office:value="0.408783783783784">
                <text:p>0.408783783783784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2.5759829968119">
                <text:p>2.5759829968119</text:p>
              </table:table-cell>
              <table:table-cell office:value-type="float" office:value="1.3035762301694">
                <text:p>1.3035762301694</text:p>
              </table:table-cell>
              <table:table-cell office:value-type="float" office:value="0.868817204301075">
                <text:p>0.868817204301075</text:p>
              </table:table-cell>
              <table:table-cell office:value-type="float" office:value="0.652665589660743">
                <text:p>0.652665589660743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3.64708348305186">
                <text:p>3.64708348305186</text:p>
              </table:table-cell>
              <table:table-cell office:value-type="float" office:value="1.87312376968504">
                <text:p>1.87312376968504</text:p>
              </table:table-cell>
              <table:table-cell office:value-type="float" office:value="1.25959708778026">
                <text:p>1.25959708778026</text:p>
              </table:table-cell>
              <table:table-cell office:value-type="float" office:value="0.948346206552884">
                <text:p>0.94834620655288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4.84385526458763">
                <text:p>4.84385526458763</text:p>
              </table:table-cell>
              <table:table-cell office:value-type="float" office:value="2.50297585626053">
                <text:p>2.50297585626053</text:p>
              </table:table-cell>
              <table:table-cell office:value-type="float" office:value="1.68913644803153">
                <text:p>1.68913644803153</text:p>
              </table:table-cell>
              <table:table-cell office:value-type="float" office:value="1.27584430452204">
                <text:p>1.27584430452204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6.10500394011032">
                <text:p>6.10500394011032</text:p>
              </table:table-cell>
              <table:table-cell office:value-type="float" office:value="3.16925751687462">
                <text:p>3.16925751687462</text:p>
              </table:table-cell>
              <table:table-cell office:value-type="float" office:value="2.1497745404093">
                <text:p>2.1497745404093</text:p>
              </table:table-cell>
              <table:table-cell office:value-type="float" office:value="1.62962768195204">
                <text:p>1.629627681952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1.2$Windows_X86_64 LibreOffice_project/db4def46b0453cc22e2d0305797cf981b68ef5ac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